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57b5" officeooo:paragraph-rsid="001b57b5"/>
    </style:style>
    <style:style style:name="T1" style:family="text">
      <style:text-properties officeooo:rsid="001e6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</text:p>
      <text:p text:style-name="P1"/>
      <text:p text:style-name="P1">-Criar um projeto com Lumen; <text:span text:style-name="T1">ok</text:span></text:p>
      <text:p text:style-name="P1">-Criação de rota e-mail/add tipo post;</text:p>
      <text:p text:style-name="P1">-Criar um json com os e-mail solicitados;</text:p>
      <text:p text:style-name="P1">-Separação dos e-mails validos e não validos;</text:p>
      <text:p text:style-name="P1">-Guardar esses e-mails em um txt;</text:p>
      <text:p text:style-name="P1">-Separar os e-mails por ordem alfabética; </text:p>
      <text:p text:style-name="P1">-Guardar ele em outro txt com um horário;</text:p>
      <text:p text:style-name="P1">-Criar tela para o cadastro de e-mail;</text:p>
      <text:p text:style-name="P1">-Criar retorno dos e-mails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9:16:27.975000000</meta:creation-date>
    <dc:date>2019-11-21T23:30:21.449000000</dc:date>
    <meta:editing-duration>PT3H42M30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10" meta:word-count="58" meta:character-count="346" meta:non-whitespace-character-count="297"/>
  </office:meta>
</office:document-meta>
</file>